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0.75cm" fo:min-width="13.5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13.3cm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7.4cm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0cm"/>
    </style:style>
    <style:style style:name="gr6" style:family="graphic" style:parent-style-name="standard">
      <style:graphic-properties draw:stroke="dash" draw:stroke-dash="Ultrafine_20_Dashed" draw:fill="solid" draw:fill-color="#00ccff" draw:opacity="40%" draw:textarea-horizontal-align="justify" draw:textarea-vertical-align="middle" draw:auto-grow-height="false" fo:min-height="4.35cm" fo:min-width="10.6cm"/>
    </style:style>
    <style:style style:name="gr7" style:family="graphic" style:parent-style-name="standard">
      <style:graphic-properties draw:stroke="dash" draw:stroke-dash="Ultrafine_20_Dashed" draw:fill="solid" draw:fill-color="#99ff66" draw:opacity="40%" draw:textarea-horizontal-align="justify" draw:textarea-vertical-align="middle" draw:auto-grow-height="false" fo:min-height="2.75cm" fo:min-width="8.5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1.3cm"/>
    </style:style>
    <style:style style:name="gr9" style:family="graphic" style:parent-style-name="standard">
      <style:graphic-properties draw:textarea-horizontal-align="justify" draw:textarea-vertical-align="middle" draw:auto-grow-height="false" fo:min-height="3.65cm" fo:min-width="1.3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1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ccff" draw:opacity="40%"/>
      <style:paragraph-properties fo:text-align="center"/>
    </style:style>
    <style:style style:name="P4" style:family="paragraph">
      <loext:graphic-properties draw:fill="solid" draw:fill-color="#99ff66" draw:opacity="4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11cm" svg:x="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8cm" svg:height="1.9cm" svg:x="2.1cm" svg:y="4.1cm">
          <text:p text:style-name="P2">Connecteur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cm" svg:height="1.9cm" draw:transform="rotate (1.5709708597201) translate (2.1cm 14cm)">
          <text:p text:style-name="P2">Connecteu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cm" svg:height="4cm" svg:x="7cm" svg:y="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cm" svg:height="4cm" svg:x="11.8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2.5cm" svg:x="7.1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cm" svg:height="2.5cm" svg:x="11.6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1.1cm" svg:height="4.6cm" svg:x="3.4cm" svg:y="6.2cm">
          <text:p text:style-name="P2">IHM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cm" svg:height="3cm" svg:x="5cm" svg:y="11.1cm">
          <text:p text:style-name="P2">Fuzz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14cm" svg:height="11cm" svg:x="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8cm" svg:height="1.9cm" svg:x="2.1cm" svg:y="4.1cm">
          <text:p text:style-name="P2">Connecteur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cm" svg:height="1.9cm" draw:transform="rotate (1.5709708597201) translate (2.1cm 14cm)">
          <text:p text:style-name="P2">Connecteu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2cm" svg:height="4cm" svg:x="7cm" svg:y="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cm" svg:height="4cm" svg:x="11.8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2.5cm" svg:x="7.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cm" svg:height="2.5cm" svg:x="11.6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8cm" svg:height="1.8cm" svg:x="8.6cm" svg:y="7.4cm">
          <text:p text:style-name="P2">MCU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8cm" svg:height="3.9cm" svg:x="13.4cm" svg:y="6.8cm">
          <text:p text:style-name="P2">PSU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8cm" svg:height="1.6cm" svg:x="13.6cm" svg:y="11.7cm">
          <text:p text:style-name="P2">US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23:38:04.170000000</meta:creation-date>
    <meta:generator>LibreOffice/6.2.4.2$Windows_X86_64 LibreOffice_project/2412653d852ce75f65fbfa83fb7e7b669a126d64</meta:generator>
    <dc:date>2020-10-12T01:20:32.370000000</dc:date>
    <meta:editing-duration>PT38M25S</meta:editing-duration>
    <meta:editing-cycles>1</meta:editing-cycles>
    <meta:document-statistic meta:object-count="19"/>
  </office:meta>
</office:document-meta>
</file>